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1300004F1D00003B568C97868C.wmf" manifest:media-type=""/>
  <manifest:file-entry manifest:full-path="Pictures/10000000000000200000002000309F1C.png" manifest:media-type="image/png"/>
  <manifest:file-entry manifest:full-path="Pictures/2000000100000124000000D8A19DD694.svm" manifest:media-type=""/>
  <manifest:file-entry manifest:full-path="Pictures/20000001000000FE000000FA28DF3A34.svm" manifest:media-type=""/>
  <manifest:file-entry manifest:full-path="Pictures/20000002000002F9000000707BD09A5F.eps" manifest:media-type=""/>
  <manifest:file-entry manifest:full-path="Pictures/20000001000000FA000000D8AB97C17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354cm" svg:height="1.523cm" svg:x="1.305cm" svg:y="0.674cm">
          <draw:image xlink:href="Pictures/20000002000002F9000000707BD09A5F.eps" xlink:type="simple" xlink:show="embed" xlink:actuate="onLoad">
            <text:p/>
          </draw:image>
        </draw:frame>
        <draw:frame draw:style-name="gr2" draw:text-style-name="P2" draw:layer="layout" svg:width="0.937cm" svg:height="0.911cm" svg:x="11.812cm" svg:y="0.343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1cm" svg:x="7.769cm" svg:y="0.343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draw:text-style-name="P2" draw:layer="layout" svg:width="1.2cm" svg:height="0.911cm" svg:x="3.94cm" svg:y="0.309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3" draw:text-style-name="P1" draw:layer="layout" svg:width="0.299cm" svg:height="0.258cm" svg:x="8.819cm" svg:y="1.449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299cm" svg:height="0.258cm" svg:x="4.87cm" svg:y="1.449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299cm" svg:height="0.258cm" svg:x="1.053cm" svg:y="1.47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0.349cm" svg:height="0.258cm" svg:x="11.721cm" svg:y="1.449cm">
          <draw:image xlink:href="Pictures/2000000100000124000000D8A19DD694.svm" xlink:type="simple" xlink:show="embed" xlink:actuate="onLoad">
            <text:p/>
          </draw:image>
        </draw:frame>
        <draw:frame draw:style-name="gr2" draw:layer="layout" svg:width="0.748cm" svg:height="0.725cm" svg:x="11.521cm" svg:y="0.828cm">
          <draw:text-box>
            <text:p>+</text:p>
          </draw:text-box>
        </draw:frame>
        <draw:frame draw:style-name="gr2" draw:layer="layout" svg:width="0.642cm" svg:height="0.725cm" svg:x="11.574cm" svg:y="1.565cm">
          <draw:text-box>
            <text:p>-</text:p>
          </draw:text-box>
        </draw:frame>
        <draw:frame draw:style-name="gr4" draw:text-style-name="P1" draw:layer="layout" svg:width="0.349cm" svg:height="0.258cm" svg:x="7.851cm" svg:y="1.415cm">
          <draw:image xlink:href="Pictures/2000000100000124000000D8A19DD694.svm" xlink:type="simple" xlink:show="embed" xlink:actuate="onLoad">
            <text:p/>
          </draw:image>
        </draw:frame>
        <draw:frame draw:style-name="gr2" draw:layer="layout" svg:width="0.748cm" svg:height="0.725cm" svg:x="7.651cm" svg:y="0.794cm">
          <draw:text-box>
            <text:p>+</text:p>
          </draw:text-box>
        </draw:frame>
        <draw:frame draw:style-name="gr2" draw:layer="layout" svg:width="0.642cm" svg:height="0.725cm" svg:x="7.704cm" svg:y="1.531cm">
          <draw:text-box>
            <text:p>-</text:p>
          </draw:text-box>
        </draw:frame>
        <draw:frame draw:style-name="gr4" draw:text-style-name="P1" draw:layer="layout" svg:width="0.349cm" svg:height="0.258cm" svg:x="3.971cm" svg:y="1.404cm">
          <draw:image xlink:href="Pictures/2000000100000124000000D8A19DD694.svm" xlink:type="simple" xlink:show="embed" xlink:actuate="onLoad">
            <text:p/>
          </draw:image>
        </draw:frame>
        <draw:frame draw:style-name="gr2" draw:layer="layout" svg:width="0.748cm" svg:height="0.725cm" svg:x="3.771cm" svg:y="0.783cm">
          <draw:text-box>
            <text:p>+</text:p>
          </draw:text-box>
        </draw:frame>
        <draw:frame draw:style-name="gr2" draw:layer="layout" svg:width="0.642cm" svg:height="0.725cm" svg:x="3.824cm" svg:y="1.52cm">
          <draw:text-box>
            <text:p>-</text:p>
          </draw:text-box>
        </draw:frame>
        <draw:frame draw:style-name="gr5" draw:text-style-name="P1" draw:layer="layout" svg:width="0.304cm" svg:height="0.299cm" svg:x="9.765cm" svg:y="0.451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304cm" svg:height="0.299cm" svg:x="10.945cm" svg:y="1.389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304cm" svg:height="0.299cm" svg:x="5.829cm" svg:y="0.451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304cm" svg:height="0.299cm" svg:x="7.064cm" svg:y="1.422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304cm" svg:height="0.299cm" svg:x="3.227cm" svg:y="1.589cm">
          <draw:image xlink:href="Pictures/20000001000000FE000000FA28DF3A34.svm" xlink:type="simple" xlink:show="embed" xlink:actuate="onLoad">
            <text:p/>
          </draw:image>
        </draw:frame>
        <draw:frame draw:style-name="gr1" draw:text-style-name="P1" draw:layer="layout" svg:width="0.97cm" svg:height="0.581cm" svg:x="0.144cm" svg:y="1.28cm">
          <draw:image xlink:href="Pictures/2000001300004F1D00003B568C97868C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4-12T11:36:10</meta:creation-date>
    <meta:editing-duration>PT45M17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4-12T14:47:28</dc:date>
    <dc:creator>kkk </dc:creator>
    <meta:document-statistic meta:object-count="22"/>
    <meta:template xlink:type="simple" xlink:actuate="onRequest" xlink:title="kkkFigures" xlink:href="../../../../.libreoffice/3/user/template/kkkFigures.otg" meta:date="2014-04-12T11:36:09"/>
  </office:meta>
</office:document-meta>
</file>